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ntarell" svg:font-family="Cantarell" style:font-pitch="variable"/>
    <style:font-face style:name="Ubuntu Light" svg:font-family="'Ubuntu Light'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6458in" fo:margin-left="-0.0785in" fo:margin-top="0in" fo:margin-bottom="0in" table:align="left" style:writing-mode="lr-tb"/>
    </style:style>
    <style:style style:name="Table1.A" style:family="table-column">
      <style:table-column-properties style:column-width="1.1375in"/>
    </style:style>
    <style:style style:name="Table1.B" style:family="table-column">
      <style:table-column-properties style:column-width="0.0424in"/>
    </style:style>
    <style:style style:name="Table1.C" style:family="table-column">
      <style:table-column-properties style:column-width="0.4569in"/>
    </style:style>
    <style:style style:name="Table1.D" style:family="table-column">
      <style:table-column-properties style:column-width="0.4313in"/>
    </style:style>
    <style:style style:name="Table1.E" style:family="table-column">
      <style:table-column-properties style:column-width="0.1931in"/>
    </style:style>
    <style:style style:name="Table1.F" style:family="table-column">
      <style:table-column-properties style:column-width="0.0306in"/>
    </style:style>
    <style:style style:name="Table1.G" style:family="table-column">
      <style:table-column-properties style:column-width="0.2465in"/>
    </style:style>
    <style:style style:name="Table1.H" style:family="table-column">
      <style:table-column-properties style:column-width="0.3486in"/>
    </style:style>
    <style:style style:name="Table1.I" style:family="table-column">
      <style:table-column-properties style:column-width="0.4049in"/>
    </style:style>
    <style:style style:name="Table1.J" style:family="table-column">
      <style:table-column-properties style:column-width="0.4688in"/>
    </style:style>
    <style:style style:name="Table1.K" style:family="table-column">
      <style:table-column-properties style:column-width="0.3125in"/>
    </style:style>
    <style:style style:name="Table1.L" style:family="table-column">
      <style:table-column-properties style:column-width="0.0632in"/>
    </style:style>
    <style:style style:name="Table1.M" style:family="table-column">
      <style:table-column-properties style:column-width="0.066in"/>
    </style:style>
    <style:style style:name="Table1.N" style:family="table-column">
      <style:table-column-properties style:column-width="0.2979in"/>
    </style:style>
    <style:style style:name="Table1.O" style:family="table-column">
      <style:table-column-properties style:column-width="0.3854in"/>
    </style:style>
    <style:style style:name="Table1.Q" style:family="table-column">
      <style:table-column-properties style:column-width="0.2813in"/>
    </style:style>
    <style:style style:name="Table1.R" style:family="table-column">
      <style:table-column-properties style:column-width="0.5618in"/>
    </style:style>
    <style:style style:name="Table1.S" style:family="table-column">
      <style:table-column-properties style:column-width="0.1778in"/>
    </style:style>
    <style:style style:name="Table1.T" style:family="table-column">
      <style:table-column-properties style:column-width="0.0417in"/>
    </style:style>
    <style:style style:name="Table1.U" style:family="table-column">
      <style:table-column-properties style:column-width="0.4375in"/>
    </style:style>
    <style:style style:name="Table1.V" style:family="table-column">
      <style:table-column-properties style:column-width="0.791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none" fo:border-right="none" fo:border-top="none" fo:border-bottom="0.5pt solid #00000a"/>
    </style:style>
    <style:style style:name="Table1.H1" style:family="table-cell">
      <style:table-cell-properties fo:padding-left="0.0785in" fo:padding-right="0.075in" fo:padding-top="0in" fo:padding-bottom="0in" fo:border-left="none" fo:border-right="0.5pt solid #00000a" fo:border-top="none" fo:border-bottom="0.5pt solid #00000a"/>
    </style:style>
    <style:style style:name="Table1.M1" style:family="table-cell">
      <style:table-cell-properties fo:padding-left="0.0785in" fo:padding-right="0.075in" fo:padding-top="0in" fo:padding-bottom="0in" fo:border="0.5pt solid #00000a"/>
    </style:style>
    <style:style style:name="Table1.2" style:family="table-row">
      <style:table-row-properties style:min-row-height="0.2931in" fo:keep-together="auto"/>
    </style:style>
    <style:style style:name="Table1.4" style:family="table-row">
      <style:table-row-properties style:min-row-height="0.5569in" fo:keep-together="auto"/>
    </style:style>
    <style:style style:name="Table1.5" style:family="table-row">
      <style:table-row-properties style:min-row-height="0.7319in" fo:keep-together="auto"/>
    </style:style>
    <style:style style:name="Table1.G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1.6" style:family="table-row">
      <style:table-row-properties style:min-row-height="0.3806in" fo:keep-together="auto"/>
    </style:style>
    <style:style style:name="Table1.7" style:family="table-row">
      <style:table-row-properties style:min-row-height="0.5104in" fo:keep-together="auto"/>
    </style:style>
    <style:style style:name="P1" style:family="paragraph" style:parent-style-name="Standard" style:master-page-name="Standard">
      <style:paragraph-properties fo:text-align="center" style:justify-single-word="false" style:page-number="auto"/>
      <style:text-properties fo:font-size="10pt" fo:font-weight="bold" style:font-size-asian="10pt" style:font-weight-asian="bold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3" style:family="paragraph" style:parent-style-name="Standard">
      <style:text-properties style:font-name="DejaVu Sans1"/>
    </style:style>
    <style:style style:name="P4" style:family="paragraph" style:parent-style-name="Standard">
      <style:text-properties style:font-name="DejaVu Sans1" fo:font-size="9pt" style:font-size-asian="9pt" style:font-size-complex="9pt"/>
    </style:style>
    <style:style style:name="P5" style:family="paragraph" style:parent-style-name="Standard">
      <style:text-properties fo:font-variant="small-caps" style:font-name="DejaVu Sans1" fo:font-size="8pt" style:font-size-asian="8pt" style:font-size-complex="9pt"/>
    </style:style>
    <style:style style:name="P6" style:family="paragraph" style:parent-style-name="Standard">
      <style:paragraph-properties fo:margin-top="0in" fo:margin-bottom="0in" fo:line-height="100%"/>
      <style:text-properties style:font-name="DejaVu Sans Condensed"/>
    </style:style>
    <style:style style:name="P7" style:family="paragraph" style:parent-style-name="Standard">
      <style:paragraph-properties fo:margin-top="0in" fo:margin-bottom="0in" fo:line-height="100%"/>
      <style:text-properties style:font-name="DejaVu Sans Condensed" fo:font-size="9pt" style:font-size-asian="9pt" style:font-size-complex="9pt"/>
    </style:style>
    <style:style style:name="P8" style:family="paragraph" style:parent-style-name="Standard">
      <style:paragraph-properties fo:margin-top="0in" fo:margin-bottom="0in" fo:line-height="100%"/>
      <style:text-properties style:font-name="DejaVu Sans1" fo:font-size="10pt" style:font-size-asian="10pt" style:font-size-complex="10pt"/>
    </style:style>
    <style:style style:name="P9" style:family="paragraph" style:parent-style-name="Standard">
      <style:paragraph-properties fo:margin-top="0in" fo:margin-bottom="0in" fo:line-height="100%" fo:text-align="center" style:justify-single-word="false"/>
      <style:text-properties style:font-name="DejaVu Sans1" fo:font-size="10pt" style:font-size-asian="10pt" style:font-size-complex="10pt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style:font-name="DejaVu Sans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in" fo:margin-bottom="0in" fo:line-height="100%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in" fo:margin-bottom="0in" fo:line-height="100%"/>
      <style:text-properties style:font-name="DejaVu Sans1" fo:font-size="10pt" fo:font-weight="bold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margin-top="0in" fo:margin-bottom="0in" fo:line-height="100%"/>
      <style:text-properties style:font-name="DejaVu Sans1" fo:font-size="9pt" style:font-size-asian="9pt" style:font-size-complex="9pt"/>
    </style:style>
    <style:style style:name="P14" style:family="paragraph" style:parent-style-name="Standard">
      <style:paragraph-properties fo:margin-top="0in" fo:margin-bottom="0in" fo:line-height="100%"/>
      <style:text-properties style:font-name="DejaVu Sans1" fo:font-size="8pt" style:font-size-asian="8pt" style:font-size-complex="8pt"/>
    </style:style>
    <style:style style:name="P15" style:family="paragraph" style:parent-style-name="Standard">
      <style:paragraph-properties fo:margin-top="0in" fo:margin-bottom="0in" fo:line-height="100%"/>
      <style:text-properties fo:font-variant="small-caps" style:font-name="DejaVu Sans1"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margin-top="0in" fo:margin-bottom="0in" fo:line-height="100%"/>
      <style:text-properties style:font-name="DejaVu Sans Condensed1" fo:font-size="9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small-caps" fo:color="#000000" fo:font-weight="bold" style:font-weight-asian="bold" style:font-weight-complex="bold"/>
    </style:style>
    <style:style style:name="T3" style:family="text">
      <style:text-properties fo:font-variant="small-caps" fo:color="#000000" fo:font-weight="normal" style:font-weight-asian="normal" style:font-weight-complex="normal"/>
    </style:style>
    <style:style style:name="T4" style:family="text">
      <style:text-properties fo:font-variant="small-caps" fo:color="#000000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variant="small-caps" fo:color="#000080"/>
    </style:style>
    <style:style style:name="T6" style:family="text">
      <style:text-properties fo:font-variant="small-caps" fo:color="#000080" fo:font-weight="bold" style:font-weight-asian="bold" style:font-weight-complex="bold"/>
    </style:style>
    <style:style style:name="T7" style:family="text">
      <style:text-properties fo:font-variant="small-caps" fo:font-weight="bold" style:font-weight-asian="bold" style:font-weight-complex="bold"/>
    </style:style>
    <style:style style:name="T8" style:family="text">
      <style:text-properties style:font-name="Cantarell"/>
    </style:style>
    <style:style style:name="T9" style:family="text">
      <style:text-properties style:font-name="Cantarell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style:font-name="DejaVu Sans Condensed"/>
    </style:style>
    <style:style style:name="T12" style:family="text">
      <style:text-properties fo:color="#000000" style:font-name="Cantarell" fo:font-weight="normal" style:font-weight-asian="normal" style:font-weight-complex="normal"/>
    </style:style>
    <style:style style:name="T13" style:family="text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000000" style:font-name="Cantarell" fo:font-size="8pt" fo:font-weight="normal" style:font-size-asian="8pt" style:font-weight-asian="normal" style:font-size-complex="8pt" style:font-weight-complex="normal"/>
    </style:style>
    <style:style style:name="T15" style:family="text">
      <style:text-properties fo:color="#000000" style:font-name="DejaVu Sans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0000" style:font-name="DejaVu Sans1" fo:font-size="8pt" fo:font-weight="normal" style:font-size-asian="8pt" style:font-weight-asian="normal" style:font-size-complex="8pt" style:font-weight-complex="normal"/>
    </style:style>
    <style:style style:name="T17" style:family="text">
      <style:text-properties fo:color="#000080"/>
    </style:style>
    <style:style style:name="T18" style:family="text">
      <style:text-properties fo:color="#000080" fo:font-weight="bold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weight-complex="bold"/>
    </style:style>
    <style:style style:name="T22" style:family="text">
      <style:text-properties fo:font-size="12pt" style:font-size-asian="12pt" style:font-size-complex="12pt" style:font-weight-complex="bold"/>
    </style:style>
    <style:style style:name="T23" style:family="text">
      <style:text-properties style:font-name="DejaVu Sans Condensed"/>
    </style:style>
    <style:style style:name="T24" style:family="text">
      <style:text-properties style:font-name="DejaVu Sans Condensed" fo:font-size="9pt" style:font-size-asian="9pt" style:font-size-complex="9pt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style:font-name="DejaVu Sans Condensed1" fo:font-size="9pt"/>
    </style:style>
    <style:style style:name="T27" style:family="text">
      <style:text-properties style:font-name="DejaVu Sans Condensed1" fo:font-size="9pt" style:font-size-asian="9pt" style:font-size-complex="9pt"/>
    </style:style>
    <style:style style:name="T28" style:family="text">
      <style:text-properties style:font-name="DejaVu Sans Condensed1" fo:font-size="9pt" fo:font-weight="normal" style:font-weight-asian="normal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<text:placeholder text:placeholder-type="text">&lt;for each="patient in objects"&gt;</text:placeholder></text:span></text:p>
      <text:p text:style-name="P2"><text:bookmark text:name="_GoBack"/><text:span text:style-name="T21">HOSPITAL MEDICAL RECORD SYSTEM<text:line-break/></text:span><text:span text:style-name="T22"><text:placeholder text:placeholder-type="text">&lt;context['company.rec_name']&gt;</text:placeholder></text:span><text:span text:style-name="T22"><text:line-break/></text:span>FACE SHEE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J"/>
        <table:table-column table:style-name="Table1.Q"/>
        <table:table-column table:style-name="Table1.R"/>
        <table:table-column table:style-name="Table1.S"/>
        <table:table-column table:style-name="Table1.T"/>
        <table:table-column table:style-name="Table1.U"/>
        <table:table-column table:style-name="Table1.V"/>
        <table:table-row table:style-name="Table1.1"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H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M1" table:number-columns-spanned="10" office:value-type="string">
            <text:p text:style-name="P9"><text:span text:style-name="T28">Universal Patient Identifier</text:span><text:span text:style-name="T1">:</text:span><text:span text:style-name="T7"><text:placeholder text:placeholder-type="text">&lt;patient.name.ref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M1" table:number-columns-spanned="6" office:value-type="string">
            <text:p text:style-name="P8"><text:span text:style-name="T24">Last name</text:span>:<text:span text:style-name="T2"><text:placeholder text:placeholder-type="text">&lt;patient.lastname&gt;</text:placeholder></text:span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1" table:number-rows-spanned="2" table:number-columns-spanned="3" office:value-type="string">
            <text:p text:style-name="P13">First</text:p>
            <text:p text:style-name="P15"><text:placeholder text:placeholder-type="text">&lt;patient.name.firstname&gt;</text:placeholder></text:p>
          </table:table-cell>
          <table:covered-table-cell/>
          <table:covered-table-cell/>
          <table:table-cell table:style-name="Table1.M1" table:number-rows-spanned="2" table:number-columns-spanned="4" office:value-type="string">
            <text:p text:style-name="P8"><text:span text:style-name="T27">Middle</text:span>:</text:p>
            <text:p text:style-name="P11"><text:placeholder text:placeholder-type="text">&lt;patient.name.middlename&gt;</text:placeholder></text:p>
          </table:table-cell>
          <table:covered-table-cell/>
          <table:covered-table-cell/>
          <table:covered-table-cell/>
          <table:table-cell table:style-name="Table1.M1" table:number-rows-spanned="2" table:number-columns-spanned="3" office:value-type="string">
            <text:p text:style-name="P8"><text:span text:style-name="T26">Pet name</text:span>:</text:p>
            <text:p text:style-name="P15"><text:placeholder text:placeholder-type="text">&lt;patient.name.alias&gt;</text:placeholder></text:p>
          </table:table-cell>
          <table:covered-table-cell/>
          <table:covered-table-cell/>
          <table:table-cell table:style-name="Table1.M1" table:number-rows-spanned="2" table:number-columns-spanned="3" office:value-type="string">
            <text:p text:style-name="P16">Ward:</text:p>
          </table:table-cell>
          <table:covered-table-cell/>
          <table:covered-table-cell/>
          <table:table-cell table:style-name="Table1.M1" table:number-rows-spanned="2" table:number-columns-spanned="3" office:value-type="string">
            <text:p text:style-name="P8"><text:span text:style-name="T26">Medical Record No.</text:span>:</text:p>
            <text:p text:style-name="P11"><text:placeholder text:placeholder-type="text">&lt;patient.medical_record_num&gt;</text:placeholder></text:p>
          </table:table-cell>
          <table:covered-table-cell/>
          <table:covered-table-cell/>
        </table:table-row>
        <table:table-row table:style-name="Table1.1">
          <table:table-cell table:style-name="Table1.M1" table:number-columns-spanned="6" office:value-type="string">
            <text:p text:style-name="P8"><text:span text:style-name="T24">Maiden name</text:span>:</text:p>
            <text:p text:style-name="P8"><text:placeholder text:placeholder-type="text">&lt;choose test=""&gt;</text:placeholder><text:placeholder text:placeholder-type="text">&lt;when test="patient.name.sex=='m'"&gt;</text:placeholder><text:span text:style-name="T29">N/A</text:span><text:span text:style-name="T1"><text:placeholder text:placeholder-type="text">&lt;/when&gt;</text:placeholder></text:span><text:span text:style-name="T1"><text:placeholder text:placeholder-type="text">&lt;otherwise&gt;</text:placeholder></text:span><text:span text:style-name="T29"><text:placeholder text:placeholder-type="text">&lt;patient.name.maiden_name&gt;</text:placeholder></text:span><text:span text:style-name="T1"><text:placeholder text:placeholder-type="text">&lt;/otherwise&gt;</text:placeholder></text:span><text:span text:style-name="T1"><text:placeholder text:placeholder-type="text">&lt;/choo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M1" table:number-rows-spanned="2" table:number-columns-spanned="6" office:value-type="string">
            <text:p text:style-name="P8"><text:span text:style-name="T24">Address</text:span>:</text:p>
            <text:p text:style-name="P17"><text:placeholder text:placeholder-type="text">&lt;if test="patient.name.du"&gt;</text:placeholder><text:placeholder text:placeholder-type="text">&lt;patient.name.du.full_address&gt;</text:placeholder><text:line-break/><text:placeholder text:placeholder-type="text">&lt;/if&gt;</text:placeholder></text:p>
            <text:p text:style-name="P8"/>
            <text:p text:style-name="P8">Tel. No.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1" table:number-columns-spanned="5" office:value-type="string">
            <text:p text:style-name="P8"><text:span text:style-name="T24">Parish</text:span>:</text:p>
          </table:table-cell>
          <table:covered-table-cell/>
          <table:covered-table-cell/>
          <table:covered-table-cell/>
          <table:covered-table-cell/>
          <table:table-cell table:style-name="Table1.M1" table:number-columns-spanned="9" office:value-type="string">
            <text:p text:style-name="P13"><text:span text:style-name="T11">Sex</text:span><text:span text:style-name="T10">: </text:span><text:span text:style-name="T18"><text:placeholder text:placeholder-type="text">&lt;patient.sex_display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" office:value-type="string">
            <text:p text:style-name="Standard"/>
          </table:table-cell>
          <table:table-cell table:style-name="Table1.M1" office:value-type="string">
            <text:p text:style-name="Standard"/>
          </table:table-cell>
        </table:table-row>
        <table:table-row table:style-name="Table1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5" table:number-columns-spanned="5" office:value-type="string">
            <text:p text:style-name="P6"><text:span text:style-name="T19">Landmark:<text:line-break/></text:span><text:span text:style-name="T15"><text:placeholder text:placeholder-type="text">&lt;if test="patient.name.du"&gt;</text:placeholder></text:span><text:span text:style-name="T15"><text:placeholder text:placeholder-type="text">&lt;if test="patient.name.du.desc"&gt;</text:placeholder></text:span><text:span text:style-name="T15"><text:placeholder text:placeholder-type="text">&lt;patient.name.du.desc&gt;</text:placeholder></text:span><text:span text:style-name="T15"><text:placeholder text:placeholder-type="text">&lt;/if&gt;</text:placeholder></text:span><text:span text:style-name="T15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table-cell table:style-name="Table1.G5" table:number-columns-spanned="9" office:value-type="string">
            <text:p text:style-name="P13">Union Status:<text:span text:style-name="T20"> </text:span><text:span text:style-name="T4"><text:placeholder text:placeholder-type="text">&lt;patient.name.marital_status_display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" office:value-type="string">
            <text:p text:style-name="P3"/>
          </table:table-cell>
          <table:table-cell table:style-name="Table1.M1" office:value-type="string">
            <text:p text:style-name="P3"/>
          </table:table-cell>
        </table:table-row>
        <table:table-row table:style-name="Table1.6">
          <table:table-cell table:style-name="Table1.M1" office:value-type="string">
            <text:p text:style-name="P8"><text:span text:style-name="T26">Birth Date</text:span>:</text:p>
            <text:p text:style-name="P11"><text:placeholder text:placeholder-type="text">&lt;patient.dob&gt;</text:placeholder></text:p>
          </table:table-cell>
          <table:table-cell table:style-name="Table1.M1" table:number-rows-spanned="2" table:number-columns-spanned="5" office:value-type="string">
            <text:p text:style-name="P13">Birth Place</text:p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M1" table:number-rows-spanned="2" table:number-columns-spanned="4" office:value-type="string">
            <text:p text:style-name="TabelLabel">Religion:</text:p>
            <text:p text:style-name="P11"><text:placeholder text:placeholder-type="text">&lt;patient.religion&gt;</text:placeholder></text:p>
          </table:table-cell>
          <table:covered-table-cell/>
          <table:covered-table-cell/>
          <table:covered-table-cell/>
          <table:table-cell table:style-name="Table1.M1" table:number-rows-spanned="2" table:number-columns-spanned="5" office:value-type="string">
            <text:p text:style-name="P7">Occupation:</text:p>
            <text:p text:style-name="P12"><text:placeholder text:placeholder-type="text">&lt;if test="patient.name.occupation"&gt;</text:placeholder><text:placeholder text:placeholder-type="text">&lt;patient.name.occupation.name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table-cell table:style-name="Table1.M1" table:number-rows-spanned="2" table:number-columns-spanned="7" office:value-type="string">
            <text:p text:style-name="P8">Employer’s Name, Address, Tel. No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M1" office:value-type="string">
            <text:p text:style-name="P14">Age at Adm.:</text:p>
            <text:p text:style-name="P14">(infant: month/Day)</text:p>
            <text:p text:style-name="P11"><text:placeholder text:placeholder-type="text">&lt;patient.age&gt;</text:placeholder></text:p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M1" table:number-columns-spanned="8" office:value-type="string">
            <text:p text:style-name="P8">Next of Ki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" table:number-columns-spanned="4" office:value-type="string">
            <text:p text:style-name="P8">Relationship</text:p>
          </table:table-cell>
          <table:covered-table-cell/>
          <table:covered-table-cell/>
          <table:covered-table-cell/>
          <table:table-cell table:style-name="Table1.M1" table:number-columns-spanned="7" office:value-type="string">
            <text:p text:style-name="P8">Addres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" table:number-columns-spanned="3" office:value-type="string">
            <text:p text:style-name="P8">Tele. No:</text:p>
          </table:table-cell>
          <table:covered-table-cell/>
          <table:covered-table-cell/>
        </table:table-row>
        <table:table-row table:style-name="Table1.2">
          <table:table-cell table:style-name="Table1.M1" table:number-columns-spanned="12" office:value-type="string">
            <text:p text:style-name="P8"><text:span text:style-name="T24">Father’s Name</text:span>: <text:span text:style-name="T29"><text:placeholder text:placeholder-type="text">&lt;patient.father_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" table:number-columns-spanned="10" office:value-type="string">
            <text:p text:style-name="P8"><text:span text:style-name="T24">Mother’s Maiden Name</text:span>: <text:span text:style-name="T29"><text:placeholder text:placeholder-type="text">&lt;patient.mother_maiden_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M1" table:number-columns-spanned="4" office:value-type="string">
            <text:p text:style-name="P8">Referring Doctor</text:p>
          </table:table-cell>
          <table:covered-table-cell/>
          <table:covered-table-cell/>
          <table:covered-table-cell/>
          <table:table-cell table:style-name="Table1.M1" table:number-columns-spanned="8" office:value-type="string">
            <text:p text:style-name="P8">Consultant Specia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" table:number-columns-spanned="7" office:value-type="string">
            <text:p text:style-name="P8">Specia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" table:number-columns-spanned="3" office:value-type="string">
            <text:p text:style-name="P8">Transferred From/To</text:p>
          </table:table-cell>
          <table:covered-table-cell/>
          <table:covered-table-cell/>
        </table:table-row>
        <table:table-row table:style-name="Table1.2">
          <table:table-cell table:style-name="Table1.M1" table:number-columns-spanned="4" office:value-type="string">
            <text:p text:style-name="P8">Health Insurance Company</text:p>
          </table:table-cell>
          <table:covered-table-cell/>
          <table:covered-table-cell/>
          <table:covered-table-cell/>
          <table:table-cell table:style-name="Table1.M1" table:number-columns-spanned="8" office:value-type="string">
            <text:p text:style-name="P8">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" table:number-columns-spanned="7" office:value-type="string">
            <text:p text:style-name="P8">Tel. N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" table:number-columns-spanned="3" office:value-type="string">
            <text:p text:style-name="P8">Policy No.</text:p>
          </table:table-cell>
          <table:covered-table-cell/>
          <table:covered-table-cell/>
        </table:table-row>
        <table:table-row table:style-name="Table1.2">
          <table:table-cell table:style-name="Table1.M1" table:number-columns-spanned="3" office:value-type="string">
            <text:p text:style-name="P9">Patient Status</text:p>
            <text:p text:style-name="P9">Public: <text:s text:c="9"/>Private:</text:p>
          </table:table-cell>
          <table:covered-table-cell/>
          <table:covered-table-cell/>
          <table:table-cell table:style-name="Table1.M1" table:number-columns-spanned="11" office:value-type="string">
            <text:p text:style-name="P8">Exempted From Payment of Hospital Fees</text:p>
            <text:p text:style-name="P8">Yes: <text:s text:c="27"/>N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" table:number-columns-spanned="8" office:value-type="string">
            <text:p text:style-name="P8">Fees Receipt N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M1" table:number-columns-spanned="3" office:value-type="string">
            <text:p text:style-name="P8">Date of Admission:</text:p>
            <text:p text:style-name="P8"/>
          </table:table-cell>
          <table:covered-table-cell/>
          <table:covered-table-cell/>
          <table:table-cell table:style-name="Table1.M1" table:number-columns-spanned="2" office:value-type="string">
            <text:p text:style-name="P8">Time:</text:p>
          </table:table-cell>
          <table:covered-table-cell/>
          <table:table-cell table:style-name="Table1.M1" table:number-columns-spanned="7" office:value-type="string">
            <text:p text:style-name="P8">Attending Physici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" table:number-columns-spanned="5" office:value-type="string">
            <text:p text:style-name="P8">Discharge Date</text:p>
          </table:table-cell>
          <table:covered-table-cell/>
          <table:covered-table-cell/>
          <table:covered-table-cell/>
          <table:covered-table-cell/>
          <table:table-cell table:style-name="Table1.M1" office:value-type="string">
            <text:p text:style-name="P8">Time</text:p>
          </table:table-cell>
          <table:table-cell table:style-name="Table1.M1" table:number-columns-spanned="4" office:value-type="string">
            <text:p text:style-name="P8">Admission Clerk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M1" table:number-columns-spanned="22" office:value-type="string">
            <text:p text:style-name="P8">Provisional Diagnos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M1" table:number-columns-spanned="18" office:value-type="string">
            <text:p text:style-name="P8">Final Diagnosis</text:p>
            <text:p text:style-name="P8"/>
            <text:p text:style-name="P8"/>
            <text:p text:style-name="P8"/>
            <text:p text:style-name="P8"/>
            <text:p text:style-name="P8"/>
            <text:p text:style-name="P8">Secondary Diagnosis or Complication</text:p>
            <text:p text:style-name="P8"/>
            <text:p text:style-name="P8"/>
            <text:p text:style-name="P8"/>
            <text:p text:style-name="P8"><text:soft-page-break/></text:p>
            <text:p text:style-name="P8">Operation(s)</text:p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" table:number-columns-spanned="4" office:value-type="string">
            <text:p text:style-name="P8"/>
            <text:p text:style-name="P8">ICD-10 Codes (All external causes of injury must be coded)</text:p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</table:table-row>
      </table:table>
      <text:p text:style-name="P4">Discharged Alive: <text:s text:c="5"/>Discharged Against medical Advice: <text:s text:c="2"/>Died-under 48hrs: <text:s text:c="3"/>over 48hrs: <text:s text:c="8"/>Autopsy Performed:</text:p>
      <text:p text:style-name="P4"/>
      <text:p text:style-name="P4">_____________________________________________________________________________Attending Physician 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antarell" svg:font-family="Cantarell" style:font-pitch="variable"/>
    <style:font-face style:name="Ubuntu Light" svg:font-family="'Ubuntu Light'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JM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JM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font-name="DejaVu San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/>
    <style:style style:name="TabelLabel" style:family="paragraph" style:parent-style-name="Standard" style:next-style-name="Standard">
      <style:text-properties style:font-name="DejaVu Sans Condensed1" fo:font-size="9pt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creation-date>2014-09-22T22:16:24</meta:creation-date>
    <meta:editing-duration>P0D</meta:editing-duration>
    <meta:generator>LibreOffice/3.5$Linux_X86_64 LibreOffice_project/350m1$Build-2</meta:generator>
    <meta:document-statistic meta:table-count="1" meta:image-count="0" meta:object-count="0" meta:page-count="2" meta:paragraph-count="66" meta:word-count="159" meta:character-count="1744" meta:non-whitespace-character-count="1595"/>
    <meta:user-defined meta:name="AppVersion">2.6</meta:user-defined>
    <meta:user-defined meta:name="Company">Ministry of Health, Jamai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